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O_FOM_JavaScriptInterpreter.configure( Configuration confi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O_FOM_JavaScriptInterpreter.callFunction( String funName , List params , Redirector redirector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9">
            <text:p text:style-name="Table_20_Contents">9</text:p>
          </table:table-cell>
          <table:table-cell office:value-type="float" office:value="62">
            <text:p text:style-name="Table_20_Contents">62</text:p>
          </table:table-cell>
        </table:table-row>
        <table:table-row>
          <table:table-cell office:value-type="string">
            <text:p text:style-name="Table_20_Contents">ThreadScope.put( int index , Scriptable start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O_FOM_JavaScriptInterpreter.getDebugg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criptSourceEntry.ScriptSourceEntry( 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AO_FOM_JavaScriptInterpreter.initializ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AO_FOM_JavaScriptInterpreter.setupContext( Redirector redirector , org . mozilla . javascript . Context context , Scriptable thrScope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7">
            <text:p text:style-name="Table_20_Contents">17</text:p>
          </table:table-cell>
          <table:table-cell office:value-type="float" office:value="57">
            <text:p text:style-name="Table_20_Contents">57</text:p>
          </table:table-cell>
        </table:table-row>
        <table:table-row>
          <table:table-cell office:value-type="string">
            <text:p text:style-name="Table_20_Contents">AO_FOM_JavaScriptInterpreter.getScriptExten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O_FOM_JavaScriptInterpreter.getSessionScop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O_FOM_JavaScriptInterpreter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SourceEntry.ScriptSourceEntry( Source source , Script script , long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riptSourceEntry.ge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O_FOM_JavaScriptInterpreter.unwrap( JavaScriptException 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O_FOM_JavaScriptInterpreter.process( Scriptable scope , AO_FOM_Cocoon cocoon , String uri , Object bizData ,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O_FOM_JavaScriptInterpreter.compileScript( Context cx , String fil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O_FOM_JavaScriptInterpreter.setSessionScope( Scriptable sco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hreadScope.Thread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hreadScope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O_FOM_JavaScriptInterpret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riptSourceEntry.setAspectWeaver( JavaScriptAspectWeaver aspectWea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O_FOM_JavaScriptInterpreter.setupView( Scriptable scope , AO_FOM_Cocoon cocoon , FOM_WebContinuation ko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AO_FOM_JavaScriptInterpreter.forwardTo( Scriptable scope , AO_FOM_Cocoon cocoon , String uri , Object bizData , FOM_WebContinuation fom_wk , Redirector redirec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criptSourceEntry.getScript( Context context , Scriptable scope , boolean refres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O_FOM_JavaScriptInterpreter.handleContinuation( String id , List params , Redirector redirector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">
            <text:p text:style-name="Table_20_Contents">6</text:p>
          </table:table-cell>
          <table:table-cell office:value-type="float" office:value="65">
            <text:p text:style-name="Table_20_Contents">65</text:p>
          </table:table-cell>
        </table:table-row>
        <table:table-row>
          <table:table-cell office:value-type="string">
            <text:p text:style-name="Table_20_Contents">AO_FOM_JavaScriptInterpreter.createThread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ThreadScope.put( String name , Scriptable start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O_FOM_JavaScriptInterpreter.updateSession( Scriptable sco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hreadScope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O_FOM_JavaScriptInterpreter.compileScript( Context cx , Scriptable scope , Source src , JavaScriptAspectWeaver aspectWeav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